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20000012EA26521CD8F85E06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erif" svg:font-family="'DejaVu Serif', Cambria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  <style:font-face style:name="Yu Gothic UI" svg:font-family="'Yu Gothic UI'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0pt" style:font-size-asian="10pt"/>
    </style:style>
    <style:style style:name="P2" style:family="paragraph" style:parent-style-name="Heading_20_1">
      <style:paragraph-properties fo:margin-left="0.769cm" fo:margin-right="0.011cm" fo:margin-top="0cm" fo:margin-bottom="0.423cm" style:contextual-spacing="false" fo:text-align="start" style:justify-single-word="false" fo:text-indent="0.7cm" style:auto-text-indent="false"/>
      <style:text-properties fo:color="#000000" loext:opacity="100%" fo:font-size="14pt" fo:language="kk" fo:country="KZ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margin-left="-0.101cm" fo:margin-right="0cm" fo:margin-top="0cm" fo:margin-bottom="0.423cm" style:contextual-spacing="false" fo:text-align="start" style:justify-single-word="false" fo:text-indent="0.7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.501cm" fo:margin-right="0cm" fo:margin-top="0cm" fo:margin-bottom="0.235cm" style:contextual-spacing="false" fo:line-height="107%" fo:text-indent="0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5.526cm"/>
        </style:tab-stops>
      </style:paragraph-properties>
      <style:text-properties fo:font-size="14pt" fo:language="kk" fo:country="KZ" style:font-size-asian="14pt" style:font-size-complex="14pt"/>
    </style:style>
    <style:style style:name="P7" style:family="paragraph" style:parent-style-name="Standard">
      <style:paragraph-properties fo:margin-left="1.501cm" fo:margin-right="0.097cm" fo:margin-top="0cm" fo:margin-bottom="0cm" style:contextual-spacing="false" fo:line-height="150%" fo:text-align="end" style:justify-single-word="false" fo:text-indent="0cm" style:auto-text-indent="false">
        <style:tab-stops>
          <style:tab-stop style:position="5.526cm"/>
        </style:tab-stops>
      </style:paragraph-properties>
    </style:style>
    <style:style style:name="P8" style:family="paragraph" style:parent-style-name="Standard">
      <style:paragraph-properties fo:margin-top="0cm" fo:margin-bottom="0cm" style:contextual-spacing="false" fo:line-height="150%" fo:text-align="end" style:justify-single-word="false">
        <style:tab-stops>
          <style:tab-stop style:position="5.526cm"/>
        </style:tab-stops>
      </style:paragraph-properties>
    </style:style>
    <style:style style:name="P9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 style:shadow="none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6pt" fo:font-weight="bold" style:font-size-asian="16pt" style:font-weight-asian="bold" style:font-size-complex="13pt"/>
    </style:style>
    <style:style style:name="P11" style:family="paragraph" style:parent-style-name="Standard" style:master-page-name="">
      <loext:graphic-properties draw:fill="none"/>
      <style:paragraph-properties fo:margin-left="0cm" fo:margin-right="0.101cm" fo:margin-top="0cm" fo:margin-bottom="0.21cm" style:contextual-spacing="false" fo:line-height="106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3pt" officeooo:rsid="0011321c" officeooo:paragraph-rsid="0011321c" style:font-size-asian="13pt" style:font-size-complex="13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cm" fo:margin-bottom="0.21cm" style:contextual-spacing="false"/>
      <style:text-properties fo:font-size="13pt" officeooo:rsid="0011321c" officeooo:paragraph-rsid="00125257" style:font-size-asian="13pt" style:font-size-complex="13pt"/>
    </style:style>
    <style:style style:name="P13" style:family="paragraph" style:parent-style-name="Standard">
      <style:paragraph-properties fo:margin-top="0cm" fo:margin-bottom="0.21cm" style:contextual-spacing="false"/>
      <style:text-properties fo:font-size="13pt" officeooo:rsid="00125257" officeooo:paragraph-rsid="00125257" style:font-size-asian="13pt" style:font-size-complex="13pt"/>
    </style:style>
    <style:style style:name="P14" style:family="paragraph" style:parent-style-name="Standard">
      <style:paragraph-properties fo:margin-top="0cm" fo:margin-bottom="0.21cm" style:contextual-spacing="false"/>
      <style:text-properties fo:font-size="13pt" officeooo:rsid="00125257" officeooo:paragraph-rsid="001678b8" style:font-size-asian="13pt" style:font-size-complex="13pt"/>
    </style:style>
    <style:style style:name="P15" style:family="paragraph" style:parent-style-name="Standard">
      <style:paragraph-properties fo:margin-top="0cm" fo:margin-bottom="0.21cm" style:contextual-spacing="false"/>
      <style:text-properties fo:font-size="13pt" officeooo:rsid="00117a19" officeooo:paragraph-rsid="00125257" style:font-size-asian="13pt" style:font-size-complex="13pt"/>
    </style:style>
    <style:style style:name="P16" style:family="paragraph" style:parent-style-name="Standard">
      <style:paragraph-properties fo:margin-left="0cm" fo:margin-right="0.097cm" fo:margin-top="0cm" fo:margin-bottom="0.21cm" style:contextual-spacing="false" fo:text-indent="0cm" style:auto-text-indent="false"/>
      <style:text-properties fo:font-size="13pt" officeooo:rsid="0013ee10" officeooo:paragraph-rsid="0013ee10" style:font-size-asian="13pt" style:font-size-complex="13pt"/>
    </style:style>
    <style:style style:name="P17" style:family="paragraph" style:parent-style-name="Standard">
      <style:paragraph-properties fo:margin-top="0cm" fo:margin-bottom="0.21cm" style:contextual-spacing="false"/>
      <style:text-properties fo:font-size="13pt" officeooo:rsid="0013ee10" officeooo:paragraph-rsid="001678b8" style:font-size-asian="13pt" style:font-size-complex="13pt"/>
    </style:style>
    <style:style style:name="P18" style:family="paragraph" style:parent-style-name="Standard">
      <style:paragraph-properties fo:margin-left="0cm" fo:margin-right="0.097cm" fo:margin-top="0cm" fo:margin-bottom="0.21cm" style:contextual-spacing="false" fo:text-indent="0cm" style:auto-text-indent="false"/>
      <style:text-properties fo:font-size="13pt" officeooo:rsid="00187215" officeooo:paragraph-rsid="00187215" style:font-size-asian="13pt" style:font-size-complex="13pt"/>
    </style:style>
    <style:style style:name="P19" style:family="paragraph" style:parent-style-name="Standard">
      <style:paragraph-properties fo:margin-left="0cm" fo:margin-right="0.097cm" fo:margin-top="0cm" fo:margin-bottom="0.21cm" style:contextual-spacing="false" fo:text-indent="0cm" style:auto-text-indent="false"/>
      <style:text-properties fo:font-size="13pt" officeooo:rsid="00196ae8" officeooo:paragraph-rsid="00196ae8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style:font-name-asian="Calibri" style:font-size-asian="14pt" style:font-weight-asian="bold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color="#000000" loext:opacity="100%" fo:font-size="14pt" fo:language="en" fo:country="US" fo:font-weight="bold" style:font-name-asian="Calibri" style:font-size-asian="14pt" style:font-weight-asian="bold" style:font-size-complex="14pt"/>
    </style:style>
    <style:style style:name="T7" style:family="text">
      <style:text-properties style:font-name="DejaVu Serif" style:font-name-complex="DejaVu Serif"/>
    </style:style>
    <style:style style:name="T8" style:family="text">
      <style:text-properties style:font-name="DejaVu Serif" officeooo:rsid="00125257" style:font-name-complex="DejaVu Serif"/>
    </style:style>
    <style:style style:name="T9" style:family="text">
      <style:text-properties style:font-name="DejaVu Serif" officeooo:rsid="00117a19" style:font-name-complex="DejaVu Serif"/>
    </style:style>
    <style:style style:name="T10" style:family="text">
      <style:text-properties style:font-name="DejaVu Serif" officeooo:rsid="0013ee10" style:font-name-complex="DejaVu Serif"/>
    </style:style>
    <style:style style:name="T11" style:family="text">
      <style:text-properties style:font-name="DejaVu Serif" officeooo:rsid="001678b8" style:font-name-complex="DejaVu Serif"/>
    </style:style>
    <style:style style:name="T12" style:family="text">
      <style:text-properties style:font-name="DejaVu Serif" officeooo:rsid="00187215" style:font-name-complex="DejaVu Serif"/>
    </style:style>
    <style:style style:name="T13" style:family="text">
      <style:text-properties style:font-name="DejaVu Serif" officeooo:rsid="00196ae8" style:font-name-complex="DejaVu Serif"/>
    </style:style>
    <style:style style:name="T14" style:family="text">
      <style:text-properties style:font-name="DejaVu Serif" officeooo:rsid="0019f591" style:font-name-complex="DejaVu Serif"/>
    </style:style>
    <style:style style:name="T15" style:family="text">
      <style:text-properties style:font-name="DejaVu Serif" officeooo:rsid="001a6bd9" style:font-name-complex="DejaVu Serif"/>
    </style:style>
    <style:style style:name="T16" style:family="text">
      <style:text-properties style:font-name="DejaVu Serif" fo:font-weight="bold" style:font-weight-asian="bold" style:font-name-complex="DejaVu Serif" style:font-weight-complex="bold"/>
    </style:style>
    <style:style style:name="T17" style:family="text">
      <style:text-properties style:font-name="DejaVu Serif" fo:font-weight="bold" officeooo:rsid="00117a19" style:font-weight-asian="bold" style:font-name-complex="DejaVu Serif" style:font-weight-complex="bold"/>
    </style:style>
    <style:style style:name="T18" style:family="text">
      <style:text-properties style:font-name="DejaVu Serif" fo:font-weight="bold" officeooo:rsid="0013ee10" style:font-weight-asian="bold" style:font-name-complex="DejaVu Serif" style:font-weight-complex="bold"/>
    </style:style>
    <style:style style:name="T19" style:family="text">
      <style:text-properties style:font-name="DejaVu Serif" fo:font-weight="bold" officeooo:rsid="001678b8" style:font-weight-asian="bold" style:font-name-complex="DejaVu Serif" style:font-weight-complex="bold"/>
    </style:style>
    <style:style style:name="T20" style:family="text">
      <style:text-properties style:font-name="DejaVu Serif" fo:font-weight="bold" officeooo:rsid="00187215" style:font-weight-asian="bold" style:font-name-complex="DejaVu Serif" style:font-weight-complex="bold"/>
    </style:style>
    <style:style style:name="T21" style:family="text">
      <style:text-properties style:font-name="DejaVu Serif" fo:font-weight="bold" officeooo:rsid="001a6bd9" style:font-weight-asian="bold" style:font-name-complex="DejaVu Serif" style:font-weight-complex="bold"/>
    </style:style>
    <style:style style:name="T22" style:family="text">
      <style:text-properties fo:font-size="11pt" fo:font-weight="bold" style:font-size-asian="11pt" style:font-weight-asian="bold"/>
    </style:style>
    <style:style style:name="T23" style:family="text">
      <style:text-properties fo:font-size="11pt" style:font-size-asian="11pt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7"><text:span text:style-name="T3">Курс: </text:span><text:span text:style-name="T6">JS</text:span><text:span text:style-name="T3"> Разработка интерфейса на </text:span><text:span text:style-name="T5">JavaScript</text:span></text:p>
      <text:p text:style-name="P8"><text:span text:style-name="T3">Дисциплина: </text:span><text:span text:style-name="T2">JavaScript - создание </text:span><text:span text:style-name="T3">интерактивных</text:span><text:span text:style-name="T2"> web приложений</text:span><text:span text:style-name="T4"> </text:span></text:p>
      <text:p text:style-name="P6"/>
      <text:h text:style-name="P2" text:outline-level="1"/>
      <text:p text:style-name="P11"><text:span text:style-name="T7">1. Карточка сотрудника предприятия содержит такие поля: </text:span><text:span text:style-name="T16">id</text:span><text:span text:style-name="T7"> сотрудника, </text:span><text:span text:style-name="T16">firstName</text:span><text:span text:style-name="T7"> - имя, </text:span><text:span text:style-name="T16">lastName</text:span><text:span text:style-name="T7"> - фамилия,</text:span><text:span text:style-name="T12"> </text:span><text:span text:style-name="T20">birthDate</text:span><text:span text:style-name="T12"> - дата рождения,</text:span><text:span text:style-name="T7"> </text:span><text:span text:style-name="T16">hiredDate</text:span><text:span text:style-name="T7"> - дата принятия на работу, </text:span><text:span text:style-name="T16">firedDate</text:span><text:span text:style-name="T7"> - дата увольнения, </text:span><text:span text:style-name="T16">position</text:span><text:span text:style-name="T7"> - должность, </text:span><text:span text:style-name="T16">salary</text:span><text:span text:style-name="T7"> - размер зарплаты.</text:span></text:p>
      <text:p text:style-name="P12"><text:span text:style-name="T7">1) </text:span><text:span text:style-name="T8">С</text:span><text:span text:style-name="T7">оздать функцию</text:span><text:span text:style-name="T8"> </text:span><text:span text:style-name="T16">newEmployee(fullName,</text:span><text:span text:style-name="T20"> birthDate,</text:span><text:span text:style-name="T16"> position, salary)</text:span><text:span text:style-name="T7">, добавляющую нового работника</text:span><text:span text:style-name="T9">. Функция должна возвращать результат в виде объекта с полями: </text:span><text:span text:style-name="T17">id</text:span><text:span text:style-name="T9">, </text:span><text:span text:style-name="T17">errorDescription</text:span><text:span text:style-name="T9">. В случае ошибки </text:span><text:span text:style-name="T17">id</text:span><text:span text:style-name="T9"> = </text:span><text:span text:style-name="T17">-1</text:span><text:span text:style-name="T9">, а </text:span><text:span text:style-name="T17">errorDescription</text:span><text:span text:style-name="T9"> содержит строку, поясняющую, что именно не так.</text:span></text:p>
      <text:p text:style-name="P13"><text:span text:style-name="T9">2</text:span><text:span text:style-name="T7">) Заполнить базу сотрудников.</text:span></text:p>
      <text:p text:style-name="P15"><text:span text:style-name="T8">3</text:span><text:span text:style-name="T7">) </text:span><text:span text:style-name="T11">Реализовать</text:span><text:span text:style-name="T8"> </text:span><text:span text:style-name="T16">fireEmployee(id)</text:span><text:span text:style-name="T7">, увольняющую сотрудника. </text:span><text:span text:style-name="T8">Функция возвращает результат по тем же правилам.</text:span></text:p>
      <text:p text:style-name="P14"><text:span text:style-name="T7">3) </text:span><text:span text:style-name="T11">Реализовать</text:span><text:span text:style-name="T7"> </text:span><text:span text:style-name="T16">getEmployeeId(fullName)</text:span><text:span text:style-name="T7">, Выполняющую поиск сотрудника в базе по имени и фамилии, и возвращающую </text:span><text:span text:style-name="T16">id</text:span><text:span text:style-name="T7"> сотрудника или </text:span><text:span text:style-name="T16">-1</text:span><text:span text:style-name="T7"> в случае, если такой не найден.</text:span></text:p>
      <text:p text:style-name="P14"><text:span text:style-name="T7">4) </text:span><text:span text:style-name="T11">Реализовать</text:span><text:span text:style-name="T7"> </text:span><text:span text:style-name="T16">getEmployeeRecord(id)</text:span><text:span text:style-name="T7">, возвращающую полную карточку сотрудника со всеми полями</text:span><text:span text:style-name="T10">, или объект </text:span><text:span text:style-name="T19">{</text:span><text:span text:style-name="T18">id</text:span><text:span text:style-name="T19">,</text:span><text:span text:style-name="T10"> </text:span><text:span text:style-name="T18">errorDescription</text:span><text:span text:style-name="T19">}</text:span><text:span text:style-name="T10">, как в (1).</text:span></text:p>
      <text:p text:style-name="P17"><text:span text:style-name="T7">5) </text:span><text:span text:style-name="T11">Реализовать</text:span><text:span text:style-name="T7"> </text:span><text:span text:style-name="T16">getEmployee</text:span><text:span text:style-name="T21">List</text:span><text:span text:style-name="T16">(</text:span><text:span text:style-name="T21">selector</text:span><text:span text:style-name="T16">)</text:span><text:span text:style-name="T7">, возвращающую </text:span><text:span text:style-name="T14">массив</text:span><text:span text:style-name="T7"> карточек сотрудников, для которых</text:span><text:span text:style-name="T15"> функция</text:span><text:span text:style-name="T7"> </text:span><text:span text:style-name="T21">selector</text:span><text:span text:style-name="T7"> возвращает </text:span><text:span text:style-name="T16">true</text:span><text:span text:style-name="T7">. Пример вызова: </text:span><text:span text:style-name="T16">getEmployee</text:span><text:span text:style-name="T21">List</text:span><text:span text:style-name="T16">(x =&gt; x.salary &lt; </text:span><text:span text:style-name="T20">25</text:span><text:span text:style-name="T16">0000)</text:span><text:span text:style-name="T7">.</text:span><text:span text:style-name="T11"> Предусмотреть, чтобы передаваемая функция не могла никак изменить данные в базе.</text:span></text:p>
      <text:p text:style-name="P16"><text:span text:style-name="T12">2.</text:span><text:span text:style-name="T7"> </text:span><text:span text:style-name="T12">Используя сделанные функции</text:span><text:span text:style-name="T13"> работы с базой</text:span><text:span text:style-name="T12">, в</text:span><text:span text:style-name="T7">ывести в документ информацию об уволенных сотрудниках.</text:span></text:p>
      <text:p text:style-name="P18"><text:span text:style-name="T7">3. Вывести в документ средний возраст</text:span><text:span text:style-name="T13"> действующих</text:span><text:span text:style-name="T7"> сотрудников. ФИО самого молодого и самого старого сотрудника.</text:span></text:p>
      <text:p text:style-name="P18"><text:span text:style-name="T7">4. Вывести общий размер зарплатного фонда компании, самую маленькую и самую большую зарплаты, среднюю зарплату, медианную зарплату.</text:span></text:p>
      <text:p text:style-name="P19"><text:span text:style-name="T7"/></text:p>
      <text:p text:style-name="P4"/>
      <text:p text:style-name="P5"><text:bookmark text:name="_heading=h.30j0zll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erif" svg:font-family="'DejaVu Serif', Cambria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  <style:font-face style:name="Yu Gothic UI" svg:font-family="'Yu Gothic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Unifont1" style:font-size-asian="10.5pt" style:language-asian="zh" style:country-asian="CN" style:font-name-complex="Unifont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font-name-asian="Unifont1" style:font-size-asian="10.5pt" style:language-asian="zh" style:country-asian="CN" style:font-name-complex="Unifont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9cm" fo:margin-right="0.097cm" fo:margin-top="0cm" fo:margin-bottom="0.005cm" style:contextual-spacing="false" fo:line-height="106%" fo:text-align="justify" style:justify-single-word="false" fo:orphans="2" fo:widows="2" fo:hyphenation-ladder-count="no-limit" fo:text-indent="-0.018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1" style:font-family-asian="Unifont" style:font-family-generic-asian="system" style:font-pitch-asian="variable" style:font-size-asian="14pt" style:font-name-complex="Unifont1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next-style-name="Standard" style:default-outline-level="1" style:class="text">
      <style:paragraph-properties fo:margin-left="0cm" fo:margin-right="0.005cm" fo:margin-top="0cm" fo:margin-bottom="0.76cm" style:contextual-spacing="false" fo:line-height="107%" fo:text-align="center" style:justify-single-word="false" fo:keep-together="always" fo:orphans="2" fo:widows="2" fo:hyphenation-ladder-count="no-limit" fo:text-indent="0cm" style:auto-text-indent="false" fo:keep-with-next="always" style:writing-mode="lr-tb"/>
      <style:text-properties fo:color="#1a3c6c" loext:opacity="100%" style:font-name="Calibri" fo:font-family="Calibri" style:font-family-generic="swiss" style:font-pitch="variable" fo:font-size="13pt" fo:language="ru" fo:country="RU" style:font-name-asian="Calibri" style:font-family-asian="Calibri" style:font-family-generic-asian="swiss" style:font-pitch-asian="variable" style:font-size-asian="13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Заголовок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Unifont" style:font-family-asian="Unifont" style:font-pitch-asian="variable" style:font-size-asian="14pt" style:font-name-complex="Unifont" style:font-family-complex="Unifont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fo:language="zxx" fo:country="non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style:use-window-font-color="true" loext:opacity="0%" style:font-size-complex="12pt"/>
    </style:style>
    <style:style style:name="Default" style:family="paragraph">
      <style:paragraph-properties fo:orphans="2" fo:widows="2" fo:hyphenation-ladder-count="no-limit" style:writing-mode="lr-tb"/>
      <style:text-properties fo:color="#000000" loext:opacity="100%" style:font-name="Yu Gothic UI" fo:font-family="'Yu Gothic UI'" style:font-family-generic="swiss" style:font-pitch="variable" fo:font-size="12pt" fo:language="ru" fo:country="RU" style:font-name-asian="Yu Gothic UI" style:font-family-asian="'Yu Gothic UI'" style:font-family-generic-asian="swiss" style:font-pitch-asian="variable" style:font-size-asian="12pt" style:font-name-complex="Yu Gothic UI" style:font-family-complex="'Yu Gothic UI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.097cm" fo:margin-top="0cm" fo:margin-bottom="0.005cm" style:contextual-spacing="true" fo:text-indent="-0.018cm" style:auto-text-indent="false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>
      <style:text-properties fo:color="#1a3c6c" loext:opacity="100%" style:font-name="Calibri" fo:font-family="Calibri" style:font-family-generic="swiss" style:font-pitch="variable" fo:font-size="13pt" style:font-name-asian="Calibri" style:font-family-asian="Calibri" style:font-family-generic-asian="swiss" style:font-pitch-asian="variable" style:font-size-asian="13pt" style:font-name-complex="Calibri" style:font-family-complex="Calibri" style:font-family-generic-complex="swiss" style:font-pitch-complex="variabl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modern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modern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0" style:display-name="ListLabel 2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1" style:display-name="ListLabel 2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2" style:display-name="ListLabel 2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3" style:display-name="ListLabel 2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4" style:display-name="ListLabel 2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5" style:display-name="ListLabel 2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6" style:display-name="ListLabel 2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7" style:display-name="ListLabel 2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9" style:display-name="ListLabel 2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0" style:display-name="ListLabel 3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1" style:display-name="ListLabel 3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2" style:display-name="ListLabel 3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3" style:display-name="ListLabel 3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4" style:display-name="ListLabel 3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5" style:display-name="ListLabel 3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6" style:display-name="ListLabel 3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8" style:display-name="ListLabel 38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9" style:display-name="ListLabel 3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0" style:display-name="ListLabel 4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1" style:display-name="ListLabel 4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2" style:display-name="ListLabel 4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3" style:display-name="ListLabel 4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4" style:display-name="ListLabel 4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5" style:display-name="ListLabel 4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 style:shadow="non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6pt" fo:font-weight="bold" style:font-size-asian="16pt" style:font-weight-asian="bold" style:font-size-complex="13pt"/>
    </style:style>
    <style:style style:name="MP3" style:family="paragraph" style:parent-style-name="Footer">
      <style:paragraph-properties fo:text-align="end" style:justify-single-word="false"/>
      <style:text-properties fo:font-size="10pt" style:font-size-asian="10pt"/>
    </style:style>
    <style:style style:name="MT1" style:family="text">
      <style:text-properties fo:font-size="11pt" fo:font-weight="bold" style:font-size-asian="11pt" style:font-weight-asian="bold"/>
    </style:style>
    <style:style style:name="MT2" style:family="text">
      <style:text-properties fo:font-size="11pt" style:font-size-asian="11pt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41cm" fo:margin-left="2.501cm" fo:margin-right="1.50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bottom="0.402cm" style:dynamic-spacing="true"/>
      </style:header-style>
      <style:footer-style>
        <style:header-footer-properties fo:min-height="0.46cm" fo:margin-top="0.362cm" style:dynamic-spacing="true"/>
      </style:footer-style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<draw:frame draw:style-name="Mfr1" draw:name="Изображение1" text:anchor-type="char" svg:x="16.007cm" svg:y="-0.557cm" svg:width="1.348cm" svg:height="1.697cm" draw:z-index="0"><draw:image xlink:href="Pictures/10000001000000F20000012EA26521CD8F85E06F.png" xlink:type="simple" xlink:show="embed" xlink:actuate="onLoad" draw:mime-type="image/png"/><draw:contour-polygon svg:width="1.983cm" svg:height="2.499cm" svg:viewBox="0 0 1983 2499" draw:points="183,0 24,886 24,2499 2007,2499 2007,482 579,0" draw:recreate-on-edit="false"/></draw:frame><text:span text:style-name="MT1">КОМПЬЮТЕРНАЯ АКАДЕМИЯ «ШАГ»</text:span><text:span text:style-name="MT2"> </text:span></text:p>
        <text:p text:style-name="MP2">Домашнее задание</text:p>
      </style:header-first>
      <style:footer>
        <text:p text:style-name="MP3"><text:page-number text:select-page="current">2</text:page-number></text:p>
      </style:footer>
      <style:footer-first>
        <text:p text:style-name="MP3"><text:page-number text:select-page="current"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admin</meta:initial-creator>
    <meta:creation-date>2022-01-19T04:52:00</meta:creation-date>
    <dc:date>2023-02-20T00:17:28.341488921</dc:date>
    <meta:editing-cycles>9</meta:editing-cycles>
    <meta:editing-duration>PT1H20M37S</meta:editing-duration>
    <meta:generator>LibreOffice/7.3.6.2$Linux_X86_64 LibreOffice_project/30$Build-2</meta:generator>
    <meta:document-statistic meta:table-count="0" meta:image-count="1" meta:object-count="0" meta:page-count="1" meta:paragraph-count="16" meta:word-count="226" meta:character-count="1724" meta:non-whitespace-character-count="1512"/>
    <meta:user-defined meta:name="AppVersion">16.0000</meta:user-defined>
  </office:meta>
</office:document-meta>
</file>